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84" draw:marker-start="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000084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4" style:family="graphic" style:parent-style-name="standard">
      <style:graphic-properties draw:fill-color="#fe7f00" draw:textarea-horizontal-align="justify" draw:textarea-vertical-align="middle" draw:auto-grow-height="false" fo:min-height="2.659cm" fo:min-width="3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332cm" fo:min-width="4.1cm"/>
    </style:style>
    <style:style style:name="gr6" style:family="graphic" style:parent-style-name="standard">
      <style:graphic-properties draw:fill-color="#fe7f00" draw:textarea-horizontal-align="justify" draw:textarea-vertical-align="middle" draw:auto-grow-height="false" fo:min-height="3.558cm" fo:min-width="3.79cm"/>
    </style:style>
    <style:style style:name="gr7" style:family="graphic" style:parent-style-name="standard">
      <style:graphic-properties draw:textarea-horizontal-align="justify" draw:textarea-vertical-align="middle" draw:auto-grow-height="false" fo:min-height="1.323cm" fo:min-width="4.1cm"/>
    </style:style>
    <style:style style:name="gr8" style:family="graphic" style:parent-style-name="standard">
      <style:graphic-properties draw:fill-color="#fe7f00" draw:textarea-horizontal-align="justify" draw:textarea-vertical-align="middle" draw:auto-grow-height="false" fo:min-height="3.655cm" fo:min-width="3.77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87cm" fo:min-width="4.1cm"/>
    </style:style>
    <style:style style:name="gr11" style:family="graphic" style:parent-style-name="standard">
      <style:graphic-properties draw:fill-color="#fe7f00" draw:textarea-horizontal-align="justify" draw:textarea-vertical-align="middle" draw:auto-grow-height="false" fo:min-height="3.233cm" fo:min-width="3.824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4.1cm"/>
    </style:style>
    <style:style style:name="gr13" style:family="graphic" style:parent-style-name="standard">
      <style:graphic-properties draw:fill-color="#fe7f00" draw:textarea-horizontal-align="justify" draw:textarea-vertical-align="middle" draw:auto-grow-height="false" fo:min-height="4.41cm" fo:min-width="3.742cm"/>
    </style:style>
    <style:style style:name="gr14" style:family="graphic" style:parent-style-name="standard">
      <style:graphic-properties draw:fill-color="#fe7f00" draw:textarea-horizontal-align="justify" draw:textarea-vertical-align="middle" draw:auto-grow-height="false" fo:min-height="2.638cm" fo:min-width="3.888cm"/>
    </style:style>
    <style:style style:name="gr15" style:family="graphic" style:parent-style-name="standard">
      <style:graphic-properties draw:textarea-horizontal-align="justify" draw:textarea-vertical-align="middle" draw:auto-grow-height="false" fo:min-height="1.399cm" fo:min-width="4.1cm"/>
    </style:style>
    <style:style style:name="gr16" style:family="graphic" style:parent-style-name="standard">
      <style:graphic-properties draw:fill-color="#fe7f00" draw:textarea-horizontal-align="justify" draw:textarea-vertical-align="middle" draw:auto-grow-height="false" fo:min-height="5.343cm" fo:min-width="3.742cm"/>
    </style:style>
    <style:style style:name="gr17" style:family="graphic" style:parent-style-name="standard">
      <style:graphic-properties draw:fill-color="#939393" draw:textarea-horizontal-align="justify" draw:textarea-vertical-align="middle" draw:auto-grow-height="false" fo:min-height="1.466cm" fo:min-width="12.816cm"/>
    </style:style>
    <style:style style:name="gr18" style:family="graphic" style:parent-style-name="standard">
      <style:graphic-properties draw:stroke="none" draw:fill="none" fo:min-height="4.078cm"/>
    </style:style>
    <style:style style:name="gr19" style:family="graphic" style:parent-style-name="standard">
      <style:graphic-properties draw:fill-color="#00caca" draw:textarea-horizontal-align="justify" draw:textarea-vertical-align="middle" draw:auto-grow-height="false" fo:min-height="1.95cm" fo:min-width="4.3cm"/>
    </style:style>
    <style:style style:name="gr20" style:family="graphic" style:parent-style-name="standard">
      <style:graphic-properties draw:fill-color="#00caca" draw:textarea-horizontal-align="justify" draw:textarea-vertical-align="middle" draw:auto-grow-height="false" fo:min-height="1.75cm" fo:min-width="5cm"/>
    </style:style>
    <style:style style:name="gr21" style:family="graphic" style:parent-style-name="standard">
      <style:graphic-properties draw:fill-color="#00caca" draw:textarea-horizontal-align="justify" draw:textarea-vertical-align="middle" draw:auto-grow-height="false" fo:min-height="1.55cm" fo:min-width="4.8cm"/>
    </style:style>
    <style:style style:name="gr22" style:family="graphic" style:parent-style-name="standard">
      <style:graphic-properties draw:fill-color="#00caca" draw:textarea-horizontal-align="justify" draw:textarea-vertical-align="middle" draw:auto-grow-height="false" fo:min-height="2.15cm" fo:min-width="3.8cm"/>
    </style:style>
    <style:style style:name="gr23" style:family="graphic" style:parent-style-name="standard">
      <style:graphic-properties draw:fill-color="#00caca" draw:textarea-horizontal-align="justify" draw:textarea-vertical-align="middle" draw:auto-grow-height="false" fo:min-height="1.75cm" fo:min-width="5.3cm"/>
    </style:style>
    <style:style style:name="gr24" style:family="graphic" style:parent-style-name="standard">
      <style:graphic-properties draw:fill-color="#00caca" draw:textarea-horizontal-align="justify" draw:textarea-vertical-align="middle" draw:auto-grow-height="false" fo:min-height="1.55cm" fo:min-width="4.7cm"/>
    </style:style>
    <style:style style:name="gr25" style:family="graphic" style:parent-style-name="objectwithoutfill">
      <style:graphic-properties svg:stroke-width="0.106cm" svg:stroke-color="#00008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stroke="solid" svg:stroke-width="0.106cm" svg:stroke-color="#000084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draw:stroke="solid" svg:stroke-width="0.106cm" svg:stroke-color="#000084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draw:stroke="solid" svg:stroke-width="0.106cm" svg:stroke-color="#000084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draw:stroke="solid" svg:stroke-width="0.106cm" svg:stroke-color="#000084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000084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000084" draw:textarea-vertical-align="middle" draw:auto-grow-height="false" fo:min-height="1.018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e7f00"/>
      <style:paragraph-properties fo:text-align="center"/>
    </style:style>
    <style:style style:name="P4" style:family="paragraph">
      <loext:graphic-properties draw:fill-color="#939393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caca"/>
      <style:paragraph-properties fo:text-align="center"/>
    </style:style>
    <style:style style:name="P7" style:family="paragraph">
      <loext:graphic-properties draw:fill-color="#00008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draw:type="line" svg:x1="16cm" svg:y1="11.524cm" svg:x2="17.8cm" svg:y2="4.5cm" draw:start-shape="id1" draw:start-glue-point="1" draw:end-shape="id2" svg:d="M16000 11524l1800-7024" svg:viewBox="0 0 1801 7025">
          <text:p text:style-name="P1"><text:s text:c="5"/></text:p>
        </draw:connector>
        <draw:connector draw:style-name="gr2" draw:text-style-name="P2" draw:layer="layout" draw:type="line" svg:x1="16cm" svg:y1="11.524cm" svg:x2="17.8cm" svg:y2="10.8cm" draw:start-shape="id1" draw:start-glue-point="1" draw:end-shape="id3" draw:end-glue-point="3" svg:d="M16000 11524l1800-724" svg:viewBox="0 0 1801 725">
          <text:p text:style-name="P1"><text:s text:c="7"/></text:p>
        </draw:connector>
        <draw:connector draw:style-name="gr2" draw:text-style-name="P2" draw:layer="layout" draw:type="line" svg:x1="16cm" svg:y1="11.524cm" svg:x2="17.2cm" svg:y2="13.8cm" draw:start-shape="id1" draw:start-glue-point="1" draw:end-shape="id4" svg:d="M16000 11524l1200 2276" svg:viewBox="0 0 1201 2277">
          <text:p text:style-name="P1"><text:s text:c="8"/></text:p>
        </draw:connector>
        <draw:g xml:id="id18" draw:id="id18">
          <draw:custom-shape draw:style-name="gr3" draw:text-style-name="P1" xml:id="id5" draw:id="id5" draw:layer="layout" svg:width="4.6cm" svg:height="1.2cm" svg:x="24cm" svg:y="0.977cm">
            <text:p text:style-name="P1">STUDIO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6" draw:id="id6" draw:layer="layout" svg:width="4.7cm" svg:height="3.223cm" svg:x="24cm" svg:y="2.177cm">
            <text:p text:style-name="P1"># id Studio</text:p>
            <text:p text:style-name="P1">Nom studio</text:p>
            <text:p text:style-name="P1">Pay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9" draw:id="id19">
          <draw:custom-shape draw:style-name="gr5" draw:text-style-name="P1" xml:id="id7" draw:id="id7" draw:layer="layout" svg:width="4.6cm" svg:height="1.582cm" svg:x="24cm" svg:y="7.5cm">
            <text:p text:style-name="P1">PRODUCTEUR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8" draw:id="id8" draw:layer="layout" svg:width="4.7cm" svg:height="4.218cm" svg:x="23.9cm" svg:y="9.082cm">
            <text:p text:style-name="P1">#id producteur</text:p>
            <text:p text:style-name="P1">Nom</text:p>
            <text:p text:style-name="P1">Prénom</text:p>
            <text:p text:style-name="P1">Nationalité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0" draw:id="id20">
          <draw:custom-shape draw:style-name="gr7" draw:text-style-name="P1" xml:id="id9" draw:id="id9" draw:layer="layout" svg:width="4.6cm" svg:height="1.573cm" svg:x="24cm" svg:y="14.4cm">
            <text:p text:style-name="P1">REALISATEUR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10" draw:id="id10" draw:layer="layout" svg:width="4.7cm" svg:height="4.327cm" svg:x="24cm" svg:y="15.9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2" draw:layer="layout" draw:type="line" svg:x1="26.3cm" svg:y1="2.177cm" svg:x2="26.35cm" svg:y2="2.177cm" draw:start-shape="id5" draw:start-glue-point="2" draw:end-shape="id6" draw:end-glue-point="0" svg:d="M26300 2177h50" svg:viewBox="0 0 51 1">
          <text:p/>
        </draw:connector>
        <draw:connector draw:style-name="gr9" draw:text-style-name="P2" draw:layer="layout" draw:type="line" svg:x1="26.3cm" svg:y1="9.082cm" svg:x2="26.25cm" svg:y2="9.082cm" draw:start-shape="id7" draw:start-glue-point="2" draw:end-shape="id8" svg:d="M26300 9082h-50" svg:viewBox="0 0 51 1">
          <text:p/>
        </draw:connector>
        <draw:connector draw:style-name="gr9" draw:text-style-name="P2" draw:layer="layout" draw:type="line" svg:x1="26.3cm" svg:y1="15.973cm" svg:x2="26.35cm" svg:y2="15.973cm" draw:start-shape="id9" draw:start-glue-point="2" draw:end-shape="id10" draw:end-glue-point="0" svg:d="M26300 15973h50" svg:viewBox="0 0 51 1">
          <text:p/>
        </draw:connector>
        <draw:g xml:id="id16" draw:id="id16">
          <draw:custom-shape draw:style-name="gr10" draw:text-style-name="P1" draw:layer="layout" svg:width="4.6cm" svg:height="1.437cm" svg:x="10.8cm" svg:y="1cm">
            <text:p text:style-name="P1">ACTEUR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4.7cm" svg:height="3.859cm" svg:x="10.7cm" svg:y="2.464cm">
            <text:p text:style-name="P1"># id acteur</text:p>
            <text:p text:style-name="P1">Nom</text:p>
            <text:p text:style-name="P1">Prénom</text:p>
            <text:p text:style-name="P1">Nationalité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12" draw:text-style-name="P1" draw:layer="layout" svg:width="4.6cm" svg:height="1.905cm" svg:x="1.026cm" svg:y="1.077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7cm" svg:height="5.118cm" svg:x="1cm" svg:y="2.982cm">
            <text:p text:style-name="P1">Id client</text:p>
            <text:p text:style-name="P1">Id mediatheque</text:p>
            <text:p text:style-name="P1">Nom</text:p>
            <text:p text:style-name="P1">Prénom</text:p>
            <text:p text:style-name="P1">Identifiant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3" draw:text-style-name="P1" draw:layer="layout" svg:width="4.6cm" svg:height="1.2cm" svg:x="1cm" svg:y="15.8cm">
            <text:p text:style-name="P1">MEDIATHEQU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7cm" svg:height="3.2cm" svg:x="1cm" svg:y="17cm">
            <text:p text:style-name="P1">Id mediatheque</text:p>
            <text:p text:style-name="P1">Nom</text:p>
            <text:p text:style-name="P1">Adresse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15" draw:text-style-name="P1" xml:id="id1" draw:id="id1" draw:layer="layout" svg:width="4.6cm" svg:height="1.649cm" svg:x="11.4cm" svg:y="10.7cm">
            <text:p text:style-name="P1">FILM/REMAKE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.7cm" svg:height="6.051cm" svg:x="11.3cm" svg:y="12.349cm">
            <text:p text:style-name="P1"/>
            <text:p text:style-name="P1"># id film/remake</text:p>
            <text:p text:style-name="P1"># id film</text:p>
            <text:p text:style-name="P1">Titre</text:p>
            <text:p text:style-name="P1">Date de sortie</text:p>
            <text:p text:style-name="P1">Catégorie</text:p>
            <text:p text:style-name="P1">Langue</text:p>
            <text:p text:style-name="P1">Synop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4" draw:layer="layout" svg:width="13.5cm" svg:height="1.9cm" svg:x="6.4cm" svg:y="19cm">
          <text:p text:style-name="P1">Modélisation Logique des données</text:p>
          <text:p text:style-name="P1">Création d’un référentiel de fil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5" draw:layer="layout" svg:width="4.396cm" svg:height="4.517cm" svg:x="24.504cm" svg:y="15.87cm">
          <draw:text-box>
            <text:p/>
            <text:p># id réalisateur </text:p>
            <text:p>Nom</text:p>
            <text:p>Prénom</text:p>
            <text:p>Nationalité</text:p>
          </draw:text-box>
        </draw:frame>
        <draw:custom-shape draw:style-name="gr19" draw:text-style-name="P6" xml:id="id2" draw:id="id2" draw:layer="layout" svg:width="4.8cm" svg:height="2.2cm" svg:x="17.8cm" svg:y="3.4cm">
          <text:p text:style-name="P1">produire</text:p>
          <text:p text:style-name="P1">Id film/studio</text:p>
          <draw:enhanced-geometry svg:viewBox="0 0 21600 21600" draw:type="rectangle" draw:enhanced-path="M 0 0 L 21600 0 21600 21600 0 21600 0 0 Z N"/>
        </draw:custom-shape>
        <draw:custom-shape draw:style-name="gr20" draw:text-style-name="P6" xml:id="id3" draw:id="id3" draw:layer="layout" svg:width="5.5cm" svg:height="2cm" svg:x="17.8cm" svg:y="9.8cm">
          <text:p text:style-name="P1">organiser</text:p>
          <text:p text:style-name="P1">Id film/producteu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6" xml:id="id4" draw:id="id4" draw:layer="layout" svg:width="5.3cm" svg:height="1.8cm" svg:x="17.2cm" svg:y="12.9cm">
          <text:p text:style-name="P1">réaliser</text:p>
          <text:p text:style-name="P1">Id film/réalisateur</text:p>
          <draw:enhanced-geometry svg:viewBox="0 0 21600 21600" draw:type="rectangle" draw:enhanced-path="M 0 0 L 21600 0 21600 21600 0 21600 0 0 Z N"/>
        </draw:custom-shape>
        <draw:custom-shape draw:style-name="gr22" draw:text-style-name="P6" xml:id="id12" draw:id="id12" draw:layer="layout" svg:width="4.3cm" svg:height="2.4cm" svg:x="5.7cm" svg:y="7.9cm">
          <text:p text:style-name="P1"><text:span text:style-name="T1">visionner</text:span></text:p>
          <text:p text:style-name="P1"><text:span text:style-name="T1">Id film/</text:span>client</text:p>
          <draw:enhanced-geometry svg:viewBox="0 0 21600 21600" draw:type="rectangle" draw:enhanced-path="M 0 0 L 21600 0 21600 21600 0 21600 0 0 Z N"/>
        </draw:custom-shape>
        <draw:custom-shape draw:style-name="gr23" draw:text-style-name="P6" xml:id="id15" draw:id="id15" draw:layer="layout" svg:width="5.8cm" svg:height="2cm" svg:x="3.6cm" svg:y="13.1cm">
          <text:p text:style-name="P1"><text:span text:style-name="T1">d</text:span><text:span text:style-name="T1">is</text:span><text:span text:style-name="T1">p</text:span><text:span text:style-name="T1">o</text:span><text:span text:style-name="T1">s</text:span><text:span text:style-name="T1">e</text:span><text:span text:style-name="T1">r</text:span></text:p>
          <text:p text:style-name="P1"><text:span text:style-name="T1">I</text:span><text:span text:style-name="T1">d </text:span><text:span text:style-name="T1">fil</text:span><text:span text:style-name="T1">m</text:span><text:span text:style-name="T1">/</text:span>médiathè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17" draw:id="id17" draw:layer="layout" svg:width="5.2cm" svg:height="1.8cm" svg:x="10.4cm" svg:y="7.7cm">
          <text:p text:style-name="P1">jouer</text:p>
          <text:p text:style-name="P1">Id film/acteur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line" svg:x1="5.7cm" svg:y1="4.588cm" svg:x2="7.85cm" svg:y2="7.9cm" draw:start-shape="id11" draw:start-glue-point="1" draw:end-shape="id12" draw:end-glue-point="0" svg:d="M5700 4588l2150 3312" svg:viewBox="0 0 2151 3313">
          <text:p/>
        </draw:connector>
        <draw:connector draw:style-name="gr26" draw:text-style-name="P2" draw:layer="layout" draw:type="line" svg:x1="7.85cm" svg:y1="10.3cm" svg:x2="11.3cm" svg:y2="14.55cm" draw:start-shape="id12" draw:start-glue-point="2" draw:end-shape="id13" draw:end-glue-point="3" svg:d="M7850 10300l3450 4250" svg:viewBox="0 0 3451 4251">
          <text:p/>
        </draw:connector>
        <draw:connector draw:style-name="gr27" draw:text-style-name="P2" draw:layer="layout" draw:type="line" svg:x1="3.35cm" svg:y1="8.1cm" svg:x2="3.35cm" svg:y2="15.8cm" draw:start-shape="id11" draw:start-glue-point="2" draw:end-shape="id14" draw:end-glue-point="0" svg:d="M3350 8100v7700" svg:viewBox="0 0 1 7701">
          <text:p/>
        </draw:connector>
        <draw:connector draw:style-name="gr28" draw:text-style-name="P2" draw:layer="layout" draw:type="line" svg:x1="9.4cm" svg:y1="14.1cm" svg:x2="11.3cm" svg:y2="14.55cm" draw:start-shape="id15" draw:start-glue-point="1" draw:end-shape="id13" svg:d="M9400 14100l1900 450" svg:viewBox="0 0 1901 451">
          <text:p/>
        </draw:connector>
        <draw:connector draw:style-name="gr29" draw:text-style-name="P2" draw:layer="layout" draw:type="line" svg:x1="5.7cm" svg:y1="18cm" svg:x2="6.5cm" svg:y2="15.1cm" draw:start-shape="id14" draw:end-shape="id15" draw:end-glue-point="2" svg:d="M5700 18000l800-2900" svg:viewBox="0 0 801 2901">
          <text:p/>
        </draw:connector>
        <draw:connector draw:style-name="gr25" draw:text-style-name="P2" draw:layer="layout" draw:type="line" svg:x1="13.05cm" svg:y1="6.323cm" svg:x2="13cm" svg:y2="7.7cm" draw:start-shape="id16" draw:start-glue-point="2" draw:end-shape="id17" draw:end-glue-point="0" svg:d="M13050 6323l-50 1377" svg:viewBox="0 0 51 1378">
          <text:p/>
        </draw:connector>
        <draw:connector draw:style-name="gr30" draw:text-style-name="P2" draw:layer="layout" draw:type="line" svg:x1="13cm" svg:y1="9.5cm" svg:x2="13.65cm" svg:y2="10.7cm" draw:start-shape="id17" draw:start-glue-point="2" draw:end-shape="id13" draw:end-glue-point="0" svg:d="M13000 9500l650 1200" svg:viewBox="0 0 651 1201">
          <text:p/>
        </draw:connector>
        <draw:connector draw:style-name="gr25" draw:text-style-name="P2" draw:layer="layout" draw:type="line" svg:x1="20.2cm" svg:y1="3.4cm" svg:x2="24cm" svg:y2="3.188cm" draw:start-shape="id2" draw:start-glue-point="0" draw:end-shape="id18" svg:d="M20200 3400l3800-212" svg:viewBox="0 0 3801 213">
          <text:p/>
        </draw:connector>
        <draw:connector draw:style-name="gr25" draw:text-style-name="P2" draw:layer="layout" draw:type="line" svg:x1="23.3cm" svg:y1="10.8cm" svg:x2="23.9cm" svg:y2="10.4cm" draw:start-shape="id3" draw:start-glue-point="1" draw:end-shape="id19" svg:d="M23300 10800l600-400" svg:viewBox="0 0 601 401">
          <text:p/>
        </draw:connector>
        <draw:connector draw:style-name="gr25" draw:text-style-name="P2" draw:layer="layout" draw:type="line" svg:x1="22.5cm" svg:y1="13.8cm" svg:x2="26.35cm" svg:y2="14.4cm" draw:start-shape="id4" draw:start-glue-point="1" draw:end-shape="id20" svg:d="M22500 13800l3850 600" svg:viewBox="0 0 3851 601">
          <text:p/>
        </draw:connector>
        <draw:custom-shape draw:style-name="gr31" draw:text-style-name="P7" draw:layer="layout" svg:width="0.899cm" svg:height="1.267cm" draw:transform="rotate (-1.54339465753859) translate (16.669cm 13.4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3:42:37.610976171</meta:creation-date>
    <dc:date>2019-06-12T13:49:57.448231465</dc:date>
    <meta:editing-duration>PT40M44S</meta:editing-duration>
    <meta:editing-cycles>10</meta:editing-cycles>
    <meta:generator>LibreOffice/6.0.7.3$Linux_X86_64 LibreOffice_project/00m0$Build-3</meta:generator>
    <meta:document-statistic meta:object-count="46"/>
  </office:meta>
</office:document-meta>
</file>